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509b4" officeooo:paragraph-rsid="001509b4"/>
    </style:style>
    <style:style style:name="P2" style:family="paragraph" style:parent-style-name="Standard">
      <style:text-properties style:text-underline-style="none" officeooo:rsid="001509b4" officeooo:paragraph-rsid="00247ff0"/>
    </style:style>
    <style:style style:name="P3" style:family="paragraph" style:parent-style-name="Standard">
      <style:text-properties style:text-underline-style="none" officeooo:rsid="0015dbfa" officeooo:paragraph-rsid="0015dbfa"/>
    </style:style>
    <style:style style:name="P4" style:family="paragraph" style:parent-style-name="Standard">
      <style:text-properties style:text-underline-style="none" officeooo:rsid="0015dbfa" officeooo:paragraph-rsid="00247ff0"/>
    </style:style>
    <style:style style:name="P5" style:family="paragraph" style:parent-style-name="Standard">
      <style:text-properties style:text-underline-style="none" officeooo:rsid="00172f3a" officeooo:paragraph-rsid="00172f3a"/>
    </style:style>
    <style:style style:name="P6" style:family="paragraph" style:parent-style-name="Standard">
      <style:text-properties style:text-underline-style="none" officeooo:rsid="00172f3a" officeooo:paragraph-rsid="00247ff0"/>
    </style:style>
    <style:style style:name="P7" style:family="paragraph" style:parent-style-name="Standard">
      <style:text-properties style:text-underline-style="none" officeooo:rsid="00189cb8" officeooo:paragraph-rsid="00189cb8"/>
    </style:style>
    <style:style style:name="P8" style:family="paragraph" style:parent-style-name="Standard">
      <style:text-properties style:text-underline-style="none" officeooo:rsid="00189cb8" officeooo:paragraph-rsid="00247ff0"/>
    </style:style>
    <style:style style:name="P9" style:family="paragraph" style:parent-style-name="Standard">
      <style:text-properties style:text-underline-style="none" officeooo:rsid="001cdd3a" officeooo:paragraph-rsid="001cdd3a"/>
    </style:style>
    <style:style style:name="P10" style:family="paragraph" style:parent-style-name="Standard">
      <style:text-properties style:text-underline-style="none" officeooo:rsid="0026686e" officeooo:paragraph-rsid="0026686e"/>
    </style:style>
    <style:style style:name="P11" style:family="paragraph" style:parent-style-name="Standard">
      <style:text-properties style:text-underline-style="none" officeooo:rsid="00283031" officeooo:paragraph-rsid="00283031"/>
    </style:style>
    <style:style style:name="P12" style:family="paragraph" style:parent-style-name="Standard">
      <style:text-properties style:text-underline-style="none" officeooo:rsid="002f0eab" officeooo:paragraph-rsid="002f0eab"/>
    </style:style>
    <style:style style:name="P13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397c4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397c4" officeooo:paragraph-rsid="00247ff0" style:font-size-asian="20pt" style:font-weight-asian="normal" style:font-size-complex="20pt" style:font-weight-complex="normal"/>
    </style:style>
    <style:style style:name="P15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72f3a" officeooo:paragraph-rsid="00172f3a"/>
    </style:style>
    <style:style style:name="P16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72f3a" officeooo:paragraph-rsid="001b80aa"/>
    </style:style>
    <style:style style:name="P17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72f3a" officeooo:paragraph-rsid="00214d2b"/>
    </style:style>
    <style:style style:name="P18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72f3a" officeooo:paragraph-rsid="00247ff0"/>
    </style:style>
    <style:style style:name="P19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214d2b" officeooo:paragraph-rsid="00214d2b"/>
    </style:style>
    <style:style style:name="P20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2294c3" officeooo:paragraph-rsid="002294c3"/>
    </style:style>
    <style:style style:name="P21" style:family="paragraph" style:parent-style-name="Standard">
      <style:text-properties style:text-line-through-style="none" style:text-line-through-type="none" style:text-underline-style="none" officeooo:rsid="00172f3a" officeooo:paragraph-rsid="00214d2b"/>
    </style:style>
    <style:style style:name="P22" style:family="paragraph" style:parent-style-name="Standard">
      <style:text-properties style:text-line-through-style="none" style:text-line-through-type="none" style:text-underline-style="none" officeooo:rsid="00172f3a" officeooo:paragraph-rsid="00247ff0"/>
    </style:style>
    <style:style style:name="P23" style:family="paragraph" style:parent-style-name="Standard">
      <style:text-properties style:text-line-through-style="none" style:text-line-through-type="none" style:text-underline-style="none" officeooo:rsid="002294c3" officeooo:paragraph-rsid="002294c3"/>
    </style:style>
    <style:style style:name="P24" style:family="paragraph" style:parent-style-name="Standard">
      <style:text-properties style:text-line-through-style="none" style:text-line-through-type="none" style:text-underline-style="none" officeooo:rsid="00321210" officeooo:paragraph-rsid="00321210"/>
    </style:style>
    <style:style style:name="P25" style:family="paragraph" style:parent-style-name="Standard">
      <style:text-properties style:text-underline-style="none" officeooo:rsid="0026686e" officeooo:paragraph-rsid="0026686e"/>
    </style:style>
    <style:style style:name="P26" style:family="paragraph" style:parent-style-name="Standard">
      <style:text-properties style:text-underline-style="none" officeooo:rsid="0035e6a9" officeooo:paragraph-rsid="0035e6a9"/>
    </style:style>
    <style:style style:name="T1" style:family="text">
      <style:text-properties officeooo:rsid="00180a3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80aa"/>
    </style:style>
    <style:style style:name="T4" style:family="text">
      <style:text-properties officeooo:rsid="001d93d1"/>
    </style:style>
    <style:style style:name="T5" style:family="text">
      <style:text-properties officeooo:rsid="00214d2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294c3"/>
    </style:style>
    <style:style style:name="T8" style:family="text">
      <style:text-properties style:text-underline-style="none" officeooo:rsid="0026686e"/>
    </style:style>
    <style:style style:name="T9" style:family="text">
      <style:text-properties officeooo:rsid="00247ff0"/>
    </style:style>
    <style:style style:name="T10" style:family="text">
      <style:text-properties officeooo:rsid="002a09b3"/>
    </style:style>
    <style:style style:name="T11" style:family="text">
      <style:text-properties officeooo:rsid="002b13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loc 2 : Corrélations/Anti-Corrélations</text:p>
      <text:p text:style-name="P1"/>
      <text:p text:style-name="P3"><text:span text:style-name="T2">Exemple 1 :</text:span> </text:p>
      <text:p text:style-name="P3"/>
      <text:p text:style-name="P3">La corrélation entre les actifs n’influe pas sur leurs retours sur investissement. Néanmoins, un investisseur, doté d’une certaine aversion au risque gamma, cherche à maximiser l’espérance de son portefeuille à variance fixée (par gamma). <text:s/>Dans cette perspective, la corrélation entre deux actifs est un excellent outil pour diminuer la variance des portefeuilles. </text:p>
      <text:p text:style-name="P3">Ici, on constate que les deux actifs sont presque parfaitement anti-corrélés. Bien que l’actif 1 ait une espérance de gain plus grande, le combiner avec l’actif 2 permet d’annuler quasiment complètement le risque. Le portefeuille minimal est donc (50, 50). La variance importante de l’actif 1 implique que la variance du portefeuille (a, 100-a) augmente fortement avec a car seulement une partie du risque de l’actif 1 est annulé par l’actif 2.</text:p>
      <text:p text:style-name="P3"/>
      <text:p text:style-name="P15"><text:span text:style-name="T1">Évaluation</text:span> 1 :</text:p>
      <text:p text:style-name="P5"/>
      <text:p text:style-name="P7">Similaire à l’exemple.</text:p>
      <text:p text:style-name="P7"/>
      <text:p text:style-name="P16"><text:span text:style-name="T1">Évaluation</text:span> <text:span text:style-name="T3">2</text:span> :</text:p>
      <text:p text:style-name="P7"/>
      <text:p text:style-name="P9">Il s’agit simplement de repérer les actifs anti-corrélés : 2 et 3 ne sont pas corrélés, 1 et 3 non plus, en revanche 1 et 2 sont anti-corrélés. <text:span text:style-name="T4">Ainsi le portefeuille optimal est logiquement (50, 50). Pour s’adapter à son gamma, il faut mélanger ce portefeuille avec un des 3 actifs : comme les 3 actifs semblent avoir la même variance, on privilégie celui de plus grande espérance i.e. l’actif 1. La frontière est donc composée des (a+b,b,0).</text:span></text:p>
      <text:p text:style-name="P9"/>
      <text:p text:style-name="P17"><text:span text:style-name="T1">Évaluation</text:span> <text:span text:style-name="T5">3</text:span> :</text:p>
      <text:p text:style-name="P21"/>
      <text:p text:style-name="P19"><text:span text:style-name="T6">On observe </text:span><text:span text:style-name="T7">une seule</text:span><text:span text:style-name="T6"> paire d’actifs anti-corrélés : 2 et 3.</text:span></text:p>
      <text:p text:style-name="P20"><text:span text:style-name="T6">Le portefeuille </text:span><text:span text:style-name="T8">minimal</text:span><text:span text:style-name="T6"> est donc (0, 50, 50, 0), et on peut mélanger ce portefeuille avec l’actif 1 (seule manière d’augmenter son espérance car l’actif 4 est trop faible relativement à 2+3).</text:span></text:p>
      <text:p text:style-name="P23"/>
      <text:p text:style-name="P23"/>
      <text:p text:style-name="P9"/>
      <text:p text:style-name="P14">Bloc <text:span text:style-name="T9">3</text:span> : <text:span text:style-name="T9">Vente à découvert</text:span></text:p>
      <text:p text:style-name="P2"/>
      <text:p text:style-name="P4"><text:span text:style-name="T2">Exemple 1 :</text:span> </text:p>
      <text:p text:style-name="P4"/>
      <text:p text:style-name="P10">Jusqu’à présent, nous ne pouvions prendre qu’une quantité positive des actifs. Prendre une quantité négative d’actif n’a pas de sens à priori, pourtant cela correspond à un mécanisme bien réel : la vente à découvert. La vente à découvert consiste à « emprunter » un actif, le vendre tout de suite, puis à le racheter plus tard pour le rendre. On parie en fait à la baisse sur l’actif pour espérer faire une plus-value. </text:p>
      <text:p text:style-name="P26">Par exemple : </text:p>
      <text:p text:style-name="P10"/>
      <text:p text:style-name="P11">Ici, les deux actifs ont la même variance : le portefeuille optimal est nécessairement (50,50) (ce petit exercice est laissé au lecteur). <text:span text:style-name="T10">Néanmoins, on observe que le point (100,0) est relativement près de ce portefeuille minimal. Et même, on peut choisir des portefeuilles (100+a, -a) qui sont nécessaires pour atteindre un certain niveau de risque.</text:span></text:p>
      <text:p text:style-name="P4"/>
      <text:p text:style-name="P18"><text:span text:style-name="T1">Évaluation</text:span> 1 :</text:p>
      <text:p text:style-name="P6"><text:soft-page-break/></text:p>
      <text:p text:style-name="P8">Similaire à l’exemple <text:span text:style-name="T11">mais l’effet est encore plus flagrant ici car les actifs sont corrélés positivement : prendre une quantité négative permet aussi d’inverser les corrélations !</text:span></text:p>
      <text:p text:style-name="P8"/>
      <text:p text:style-name="P18"><text:span text:style-name="T1">Évaluation</text:span> <text:span text:style-name="T3">2</text:span> :</text:p>
      <text:p text:style-name="P8"/>
      <text:p text:style-name="P12">Cette fois-ci, les actifs sont corrélés négativement : c’est donc un piège car on va plutôt chercher un portefeuille proche du minimal (50, 50).</text:p>
      <text:p text:style-name="P12"/>
      <text:p text:style-name="P18"><text:span text:style-name="T1">Évaluation</text:span> <text:span text:style-name="T5">3</text:span> :</text:p>
      <text:p text:style-name="P2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9:34:02.223328061</meta:creation-date>
    <dc:date>2019-04-02T15:46:10.863493037</dc:date>
    <meta:editing-duration>PT3H32M28S</meta:editing-duration>
    <meta:editing-cycles>28</meta:editing-cycles>
    <meta:generator>LibreOffice/5.4.4.2$Linux_X86_64 LibreOffice_project/2524958677847fb3bb44820e40380acbe820f960</meta:generator>
    <meta:document-statistic meta:table-count="0" meta:image-count="0" meta:object-count="0" meta:page-count="2" meta:paragraph-count="21" meta:word-count="465" meta:character-count="2803" meta:non-whitespace-character-count="2353"/>
  </office:meta>
</office:document-meta>
</file>